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4b69" officeooo:paragraph-rsid="00124b69"/>
    </style:style>
    <style:style style:name="P2" style:family="paragraph" style:parent-style-name="Standard">
      <style:text-properties officeooo:rsid="00124b69" officeooo:paragraph-rsid="0014be06"/>
    </style:style>
    <style:style style:name="P3" style:family="paragraph" style:parent-style-name="Standard">
      <style:text-properties fo:font-variant="normal" fo:text-transform="none" fo:color="#333333" style:font-name="Helvetica Neue" fo:font-size="9.75pt" fo:letter-spacing="normal" fo:font-style="normal" fo:font-weight="normal" officeooo:rsid="00124b69" officeooo:paragraph-rsid="00124b69"/>
    </style:style>
    <style:style style:name="P4" style:family="paragraph" style:parent-style-name="Standard">
      <style:text-properties officeooo:rsid="0014be06" officeooo:paragraph-rsid="0014be06"/>
    </style:style>
    <style:style style:name="P5" style:family="paragraph" style:parent-style-name="Standard">
      <style:text-properties officeooo:rsid="0014be06" officeooo:paragraph-rsid="0015c638"/>
    </style:style>
    <style:style style:name="P6" style:family="paragraph" style:parent-style-name="Standard">
      <style:text-properties officeooo:rsid="0013efde" officeooo:paragraph-rsid="0014be06"/>
    </style:style>
    <style:style style:name="P7" style:family="paragraph" style:parent-style-name="Standard">
      <style:text-properties officeooo:rsid="0015c638" officeooo:paragraph-rsid="0015c638"/>
    </style:style>
    <style:style style:name="P8" style:family="paragraph" style:parent-style-name="Standard">
      <style:text-properties officeooo:rsid="0014be06" officeooo:paragraph-rsid="0014be06"/>
    </style:style>
    <style:style style:name="P9" style:family="paragraph" style:parent-style-name="Standard">
      <style:text-properties officeooo:rsid="00198213" officeooo:paragraph-rsid="00198213"/>
    </style:style>
    <style:style style:name="P10" style:family="paragraph" style:parent-style-name="Standard">
      <style:text-properties officeooo:rsid="00199c99" officeooo:paragraph-rsid="00199c99"/>
    </style:style>
    <style:style style:name="P11" style:family="paragraph" style:parent-style-name="Standard">
      <style:text-properties officeooo:rsid="001a3f25" officeooo:paragraph-rsid="001a3f25"/>
    </style:style>
    <style:style style:name="P12" style:family="paragraph" style:parent-style-name="Standard">
      <style:text-properties officeooo:rsid="001c0ab5" officeooo:paragraph-rsid="001c0ab5"/>
    </style:style>
    <style:style style:name="T1" style:family="text">
      <style:text-properties style:text-position="super 58%"/>
    </style:style>
    <style:style style:name="T2" style:family="text">
      <style:text-properties officeooo:rsid="0013efde"/>
    </style:style>
    <style:style style:name="T3" style:family="text">
      <style:text-properties officeooo:rsid="0014be06"/>
    </style:style>
    <style:style style:name="T4" style:family="text">
      <style:text-properties officeooo:rsid="0015c638"/>
    </style:style>
    <style:style style:name="T5" style:family="text">
      <style:text-properties fo:font-style="italic" officeooo:rsid="0015c638" style:font-style-asian="italic" style:font-style-complex="italic"/>
    </style:style>
    <style:style style:name="T6" style:family="text">
      <style:text-properties officeooo:rsid="00198213"/>
    </style:style>
    <style:style style:name="T7" style:family="text">
      <style:text-properties officeooo:rsid="00199c99"/>
    </style:style>
    <style:style style:name="T8" style:family="text">
      <style:text-properties officeooo:rsid="001a3f25"/>
    </style:style>
    <style:style style:name="T9" style:family="text">
      <style:text-properties officeooo:rsid="001c0ab5"/>
    </style:style>
    <style:style style:name="T10" style:family="text">
      <style:text-properties officeooo:rsid="001ce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1</text:p>
      <text:p text:style-name="P1">Towards the automatic detection of the source language of a </text:p>
      <text:p text:style-name="P1">literary translation by Gerard Lynch and Carl Vogel</text:p>
      <text:p text:style-name="P1"/>
      <text:p text:style-name="P4">Problem Description:</text:p>
      <text:p text:style-name="P1"/>
      <text:p text:style-name="P2">This paper tries to figure out the source language of translated literature using 19<text:span text:style-name="T1">th</text:span> century novels available to the public domain. They look at English, Russian, German, and French as their languages. <text:span text:style-name="T3">They take 5 each of the 4 mentioned languages to give 20 test novels.</text:span> They test using document-level statistics (need to define these?) from Weka, as well as n-gram based features, more specifically unigram word appearance probability, and bigram POS probability <text:span text:style-name="T2">(meaning that the probability of one POS given a previous POS) and used three different machine learning algorithms from Weka: Naive Bayes, Support Vector Machine (SVM), and Simple Logistic. They found that using ten-fold training set cross validation and many features got an L1 (original language, I think?) score of ~80%, while average testing results were slightly lower. They also look at which features differentiate the most </text:span></text:p>
      <text:p text:style-name="P6">/across the 20 texts.</text:p>
      <text:p text:style-name="P2"/>
      <text:p text:style-name="P5">Motivation: <text:span text:style-name="T4">This paper does not explicitly mention a motivation, but there are a couple of motivations for figuring out the source language for translation:</text:span></text:p>
      <text:p text:style-name="P7">1. When something gets translated a couple of times, for example the Bible, it may end up being a bit more awkward or ungrammatical than the author who wrote the document in the original language intended. Hence, being able to trace back the lineage of translated works may possibly help us get an even more accurate translation than before. ???</text:p>
      <text:p text:style-name="P5"><text:span text:style-name="T4">2. In one of the noted papers in the previous research section, they cited a paper done by Baroni and Bernardini <text:s/>done in 2006 that compared machine learning testing accuracy to humans differentiating between whether an article in the Italian publication </text:span><text:span text:style-name="T5">Limes </text:span><text:span text:style-name="T4">was written in its original language or was translated from another language. Only one out of ten humans outperformed the machine learning methodology. Hence, the paper suggests that machine learning can outperform humans in identifying whether or not a language can be translated, and suggesting that further work be done in this area. </text:span></text:p>
      <text:p text:style-name="P4"/>
      <text:p text:style-name="P4">Dataset Used: They took 20 different classic novels with 4 different languages: English, French, Russian, and German. They used 5 different novels for each language. No two books were written by the same author, and no two of the same translators were used either. All books were written in the 19<text:span text:style-name="T1">th</text:span> century to prevent any issue from arising with copyright law for books published in the United States. They also selected novels that were at least 200 kb in text size... so they were all novels/novellas of good size. They took a 200 kb chunk of each of these texts and divided them into 20 10 kb chunks per text, giving a total of 400 different chunks across the 20 novels. <text:span text:style-name="T6">18 of the 20 chunks per book were used in training and the other 2 were for testing.</text:span></text:p>
      <text:p text:style-name="P4"/>
      <text:p text:style-name="P4">Methodology: <text:span text:style-name="T6">The authors used the Weka Java toolkit for machine learning, and the TreeTagger POS tagger for POS parsing The authors used three different types of classifiers: Naive Bayes, SVM, and Simple Logistic. They ran two different types of tests: one in which they used the same 18 chunks for training and 2 chunks for testing for each book, and the other type was ten-fold cross validation, meaning that they rotated the testing chunks to ensure that all chunks in the book were tested against the training of the remaining chunks. Ex. If chunks 3-20 were trained and 1 and 2 were tested, then another test would have chunks 1-18 trained and 19 and 20 tested. These 10 runs were averaged to get one accuracy. The other dimension in the test was how many features were used: Just the 19-doc level tests (see paper Table 2 for what these features are); taking the top 50 chi-squared performing features from a combination of 100 POS Bi-Grams, the 19 document features, and 15 top word unigrams; and </text:span><text:soft-page-break/><text:span text:style-name="T6">also grabbing the top 30 ranked features from the same set.</text:span></text:p>
      <text:p text:style-name="P4"/>
      <text:p text:style-name="P9">Key Takeaways: <text:span text:style-name="T7">This paper provides several. Previous literature cited only used an original and translated language, this work was possibly one of the first to try four different languages (but never mentioned the approach being novel anywhere), and shows that it's possible to relatively accurately identify the source language of the translation. Also, some keys were actually pointed out in several common words such as prepositions (toward in German), contractions (especially in Russian), and certain other words appearing more often. I think the key is that this approach to detecting language translation is a relatively solid approach, and something we'll have to consider.</text:span></text:p>
      <text:p text:style-name="P9"/>
      <text:p text:style-name="P10">Strengths and Limitations: Expanding from 2 to 4 languages is a nice step, but what about expanding to more languages? <text:span text:style-name="T8">They ensured that their data was diverse by not repeating the same translator or author twice, ensuring that they have a more widely used variety of data, and was well balanced. Their methodology for the most part seemed reasonable (we'll mention parts that we had problems with shortly), and using both three classifers and three sets of features offered quite a great deal of flexibility. Still though, particularly with the features, I think running simple tests on seeing specifically which set of features gives the best results independent of the others for both the POS bigrams and word unigrams would have been interesting as well, but they didn't do this. </text:span></text:p>
      <text:p text:style-name="P10"/>
      <text:p text:style-name="P11">This being said, there are a couple of big glaring limitations that we will work on addressing. First, I think we need to consider more languages, if this is possible with the works of literature in the free domain. Specifically, it would be interesting to see if languages from different language groups (like a Semitic language, a Sino-Tibetan language, etc.). Since these works would come from such different languages, it would seem natural for them to be distinguishable from our entirely European collection of languages. Furthermore, while the chi-squared metric can be reasonable, we have reason to believe that it isn't the most accurate feature ranking methodology out there, so we want to try using information gain to see if this works better to <text:span text:style-name="T9">distinguish</text:span> features. We'll want to ensure that the POS tagger is state-of-the-art: as far as I'm aware: TreeTagger is one of the better POS taggers out there but we want POS to be as accurate as possible, short of building a new parser. Also, I think parse trees of sentences may be interesting to look at as well, however, this might be a bit more difficult, given the fact that accurately building out-of-domain parse trees <text:span text:style-name="T9">seems to be quite the challenge. </text:span></text:p>
      <text:p text:style-name="P11"/>
      <text:p text:style-name="P12">But one big limitation in this paper is this: It uses the same training set and testing set! So, we need to introduce more books of the same source language translated into English from various languages that we've trained on, and see if we can identify the language of origin in a few cases: when the book is different but the author and translator are the same, vs when just the translator is the same, vs when neither are the same. Hence, this would steer us toward our main idea for our project: To see if we can build a parser that can identify the source of a translated text using various degrees of domains. Our intuition is that the authors were able to find unigrams and features that seemed to vary widely over the works, and the authors were able to especially pinpoint certain words (not proper nouns or words unique to a certain language, like Monsieur or Madame in French) that appeared much more commonly in certain languages. We think this will work because the grammatical differences should be detectable when translated into English, regardless of the translator or author. We think this should be enough across the languages to try changing the testing source and seeing how much results change. Furthermore, the suggestion of adding other languages to this current test, if this is possible, can give us an idea of whether we can fit more languages than just four, and we think this will work if we use different test groups. Hence, we will be changing both the dataset and methodology slightly. We may keep some of the novels the same f<text:span text:style-name="T10">rom the paper as a baseline, but we'll have to add more novels to give us possibly more interesting results.</text:span></text:p>
      <text:p text:style-name="P1"><text:soft-page-break/></text:p>
      <text:p text:style-name="P3">Problem Description - Motivation - Methodology - Dataset used- Key Takeaways - Strength and Limitation of the pape</text:p>
      <text:p text:style-name="P3"/>
      <text:p text:style-name="P3"> Your plan ( Which limitation you want to address or which things you want to add - Main Idea / Intuition - Why it will work - Is the dataset new or the methodology new or both  [Describe] - 5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8:19:45.716653014</meta:creation-date>
    <dc:date>2016-04-21T02:54:36.665504813</dc:date>
    <meta:editing-duration>PT1H2M25S</meta:editing-duration>
    <meta:editing-cycles>4</meta:editing-cycles>
    <meta:generator>LibreOffice/4.2.8.2$Linux_X86_64 LibreOffice_project/420m0$Build-2</meta:generator>
    <meta:document-statistic meta:table-count="0" meta:image-count="0" meta:object-count="0" meta:page-count="3" meta:paragraph-count="17" meta:word-count="1462" meta:character-count="8637" meta:non-whitespace-character-count="7184"/>
  </office:meta>
</office:document-meta>
</file>